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9cm" draw:marker-end-width="0.279cm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1cm" fo:min-width="0cm"/>
    </style:style>
    <style:style style:name="gr3" style:family="graphic" style:parent-style-name="standard">
      <style:graphic-properties draw:stroke="dash" draw:stroke-dash="Ultrafine_20_Dashed" svg:stroke-width="0.051cm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31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standard">
      <style:graphic-properties svg:stroke-width="0.051cm" draw:marker-start-width="0.279cm" draw:marker-end-width="0.279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solid" draw:stroke-dash="Ultrafine_20_Dashed" svg:stroke-width="0.051cm" svg:stroke-color="#00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1.828cm"/>
    </style:style>
    <style:style style:name="gr12" style:family="graphic" style:parent-style-name="standard">
      <style:graphic-properties svg:stroke-width="0.051cm" svg:stroke-color="#000000" draw:marker-start-width="0.279cm" draw:marker-end="Arrow" draw:marker-end-width="0.279cm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000000" draw:marker-start="" draw:marker-start-width="0.279cm" draw:marker-end="Arrow" draw:marker-end-width="0.279cm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text-properties fo:font-size="8pt" fo:font-weight="normal" style:font-size-asian="8pt" style:font-weight-asian="normal" style:font-size-complex="8pt" style:font-weight-complex="normal"/>
    </style:style>
    <style:style style:name="P6" style:family="paragraph">
      <style:text-properties fo:font-size="9pt" style:font-size-asian="9pt" style:font-size-complex="9pt"/>
    </style:style>
    <style:style style:name="P7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weight="normal" style:font-size-asian="8pt" style:font-weight-asian="normal" style:font-size-complex="8pt" style:font-weight-complex="normal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8pt" fo:font-style="italic" style:font-size-asian="8pt" style:font-style-asian="italic" style:font-size-complex="8pt" style:font-style-complex="italic"/>
    </style:style>
    <style:style style:name="T8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1.324cm" svg:height="1.27cm" svg:x="16.059cm" svg:y="5.699cm">
          <text:p text:style-name="P1"><text:span text:style-name="T1">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1.143cm" svg:height="0.635cm" svg:x="17.891cm" svg:y="6.388cm">
          <text:p text:style-name="P1"><text:span text:style-name="T1">Dea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4" draw:id="id4" draw:layer="layout" svg:width="0.889cm" svg:height="0.635cm" svg:x="20.167cm" svg:y="4.648cm">
          <text:p text:style-name="P1"><text:span text:style-name="T2">Dea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2.657cm" svg:height="1.205cm" svg:x="21.364cm" svg:y="5.137cm">
          <draw:text-box>
            <text:p><text:span text:style-name="T3">+HandleGet()</text:span></text:p>
            <text:p><text:span text:style-name="T3">+HandleUpdate()</text:span></text:p>
            <text:p><text:span text:style-name="T3">+...</text:span></text:p>
          </draw:text-box>
        </draw:frame>
        <draw:custom-shape draw:style-name="gr3" draw:text-style-name="P1" xml:id="id24" draw:id="id24" draw:layer="layout" svg:width="4.231cm" svg:height="1.651cm" svg:x="19.659cm" svg:y="4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2.229cm" svg:height="0.569cm" svg:x="19.426cm" svg:y="3.967cm">
          <draw:text-box>
            <text:p><text:span text:style-name="T4">ServerThread</text:span></text:p>
          </draw:text-box>
        </draw:frame>
        <draw:custom-shape draw:style-name="gr1" draw:text-style-name="P3" xml:id="id1" draw:id="id1" draw:layer="layout" svg:width="0.889cm" svg:height="0.635cm" svg:x="20.168cm" svg:y="5.549cm">
          <text:p text:style-name="P1"><text:span text:style-name="T2">Dea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2.229cm" svg:height="0.569cm" svg:x="19.426cm" svg:y="9.167cm">
          <draw:text-box>
            <text:p><text:span text:style-name="T4">ServerThread</text:span></text:p>
          </draw:text-box>
        </draw:frame>
        <draw:custom-shape draw:style-name="gr1" draw:text-style-name="P2" xml:id="id13" draw:id="id13" draw:layer="layout" svg:width="1.143cm" svg:height="0.635cm" svg:x="16.956cm" svg:y="7.382cm">
          <text:p text:style-name="P1"><text:span text:style-name="T1">Dea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9" draw:id="id19" draw:layer="layout" svg:width="1.143cm" svg:height="0.635cm" svg:x="11.149cm" svg:y="11.044cm">
          <text:p text:style-name="P1"><text:span text:style-name="T1">Dea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8" draw:id="id18" draw:layer="layout" svg:width="1.143cm" svg:height="0.635cm" svg:x="11.133cm" svg:y="9.274cm">
          <text:p text:style-name="P1"><text:span text:style-name="T1">Dea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6" draw:id="id16" draw:layer="layout" svg:width="1.143cm" svg:height="0.635cm" svg:x="9.425cm" svg:y="10.144cm">
          <text:p text:style-name="P1"><text:span text:style-name="T1">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5" draw:id="id15" draw:layer="layout" svg:width="0.837cm" svg:height="0.635cm" svg:x="7.561cm" svg:y="8.677cm">
          <text:p text:style-name="P1"><text:span text:style-name="T2">Dea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1.929cm" svg:height="1.319cm" svg:x="5.6cm" svg:y="8.401cm">
          <draw:text-box>
            <text:p><text:span text:style-name="T5">+Get()</text:span></text:p>
            <text:p><text:span text:style-name="T5">+Update()</text:span></text:p>
            <text:p><text:span text:style-name="T5">+Collect()</text:span></text:p>
          </draw:text-box>
        </draw:frame>
        <draw:frame draw:style-name="gr4" draw:text-style-name="P7" draw:layer="layout" svg:width="2.471cm" svg:height="0.645cm" svg:x="2.206cm" svg:y="9.89cm">
          <draw:text-box>
            <text:p><text:span text:style-name="T6">ParamShard</text:span></text:p>
          </draw:text-box>
        </draw:frame>
        <draw:frame draw:style-name="gr6" draw:text-style-name="P4" draw:layer="layout" svg:width="4.172cm" svg:height="1.016cm" svg:x="1.254cm" svg:y="10.488cm">
          <draw:text-box>
            <text:p><text:span text:style-name="T3">+</text:span><text:span text:style-name="T7"> </text:span><text:span text:style-name="T8">zmsg_t*</text:span><text:span text:style-name="T3"> get/update/sync()</text:span></text:p>
            <text:p><text:span text:style-name="T3">+ </text:span><text:span text:style-name="T8">map&lt;int, Param*&gt;</text:span><text:span text:style-name="T3"> params</text:span></text:p>
          </draw:text-box>
        </draw:frame>
        <draw:custom-shape draw:style-name="gr7" draw:text-style-name="P1" xml:id="id21" draw:id="id21" draw:layer="layout" svg:width="4.231cm" svg:height="0.508cm" svg:x="1.254cm" svg:y="9.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23" draw:id="id23" draw:layer="layout" svg:width="4.23cm" svg:height="0.851cm" svg:x="1.255cm" svg:y="10.5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3" draw:id="id3" draw:layer="layout" svg:width="0.889cm" svg:height="0.635cm" svg:x="20.08cm" svg:y="7.696cm">
          <text:p text:style-name="P1"><text:span text:style-name="T2">Dea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2.657cm" svg:height="1.205cm" svg:x="21.277cm" svg:y="7.885cm">
          <draw:text-box>
            <text:p><text:span text:style-name="T3">+HandleGet()</text:span></text:p>
            <text:p><text:span text:style-name="T3">+HandleUpdate()</text:span></text:p>
            <text:p><text:span text:style-name="T3">+...</text:span></text:p>
          </draw:text-box>
        </draw:frame>
        <draw:custom-shape draw:style-name="gr3" draw:text-style-name="P1" xml:id="id26" draw:id="id26" draw:layer="layout" svg:width="4.318cm" svg:height="1.651cm" svg:x="19.572cm" svg:y="7.6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6" draw:id="id6" draw:layer="layout" svg:width="0.889cm" svg:height="0.635cm" svg:x="20.081cm" svg:y="8.597cm">
          <text:p text:style-name="P1"><text:span text:style-name="T2">Dea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2.471cm" svg:height="0.645cm" svg:x="25.066cm" svg:y="6.08cm">
          <draw:text-box>
            <text:p><text:span text:style-name="T6">ParamShard</text:span></text:p>
          </draw:text-box>
        </draw:frame>
        <draw:frame draw:style-name="gr6" draw:text-style-name="P4" draw:layer="layout" svg:width="4.172cm" svg:height="1.016cm" svg:x="24.114cm" svg:y="6.678cm">
          <draw:text-box>
            <text:p><text:span text:style-name="T3">+</text:span><text:span text:style-name="T7"> </text:span><text:span text:style-name="T8">zmsg_t*</text:span><text:span text:style-name="T3"> get/update/sync()</text:span></text:p>
            <text:p><text:span text:style-name="T3">+ </text:span><text:span text:style-name="T8">map&lt;int, Param*&gt;</text:span><text:span text:style-name="T3"> params</text:span></text:p>
          </draw:text-box>
        </draw:frame>
        <draw:custom-shape draw:style-name="gr7" draw:text-style-name="P1" xml:id="id25" draw:id="id25" draw:layer="layout" svg:width="4.231cm" svg:height="0.508cm" svg:x="24.114cm" svg:y="6.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27" draw:id="id27" draw:layer="layout" svg:width="4.23cm" svg:height="0.851cm" svg:x="24.115cm" svg:y="6.7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0" draw:id="id20" draw:layer="layout" svg:width="3.175cm" svg:height="1.813cm" svg:x="5.653cm" svg:y="7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2.301cm" svg:height="0.569cm" svg:x="5.726cm" svg:y="7.35cm">
          <draw:text-box>
            <text:p><text:span text:style-name="T4">WorkerThread</text:span></text:p>
          </draw:text-box>
        </draw:frame>
        <draw:connector draw:style-name="gr8" draw:text-style-name="P1" draw:layer="layout" svg:x1="20.168cm" svg:y1="5.866cm" svg:x2="18.462cm" svg:y2="6.388cm" draw:start-shape="id1" draw:start-glue-point="3" draw:end-shape="id2" draw:end-glue-point="0" svg:d="m20168 5866h-567v-5h-1139v527" svg:viewBox="0 0 1707 528">
          <text:p/>
        </draw:connector>
        <draw:connector draw:style-name="gr8" draw:text-style-name="P1" draw:layer="layout" svg:x1="20.08cm" svg:y1="8.013cm" svg:x2="18.462cm" svg:y2="7.023cm" draw:start-shape="id3" draw:start-glue-point="3" draw:end-shape="id2" draw:end-glue-point="2" svg:d="m20080 8013h-1618v-990" svg:viewBox="0 0 1619 991">
          <text:p/>
        </draw:connector>
        <draw:connector draw:style-name="gr8" draw:text-style-name="P1" draw:layer="layout" svg:x1="20.167cm" svg:y1="4.965cm" svg:x2="16.721cm" svg:y2="5.699cm" draw:start-shape="id4" draw:start-glue-point="3" draw:end-shape="id5" draw:end-glue-point="0" svg:d="m20167 4965h-3446v734" svg:viewBox="0 0 3447 735">
          <text:p/>
        </draw:connector>
        <draw:connector draw:style-name="gr8" draw:text-style-name="P1" draw:layer="layout" svg:x1="20.081cm" svg:y1="8.914cm" svg:x2="16.721cm" svg:y2="6.969cm" draw:start-shape="id6" draw:start-glue-point="3" draw:end-shape="id5" draw:end-glue-point="2" svg:d="m20081 8914h-3360v-1945" svg:viewBox="0 0 3361 1946">
          <text:p/>
        </draw:connector>
        <draw:custom-shape draw:style-name="gr9" draw:text-style-name="P1" draw:layer="layout" svg:width="13.081cm" svg:height="6.096cm" svg:x="15.478cm" svg:y="3.7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1.324cm" svg:height="1.27cm" svg:x="16.259cm" svg:y="15.351cm">
          <text:p text:style-name="P1"><text:span text:style-name="T1">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1.143cm" svg:height="0.635cm" svg:x="17.991cm" svg:y="15.605cm">
          <text:p text:style-name="P1"><text:span text:style-name="T1">Dea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0" draw:id="id10" draw:layer="layout" svg:width="0.889cm" svg:height="0.635cm" svg:x="20.367cm" svg:y="13.665cm">
          <text:p text:style-name="P1"><text:span text:style-name="T2">Dea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2.657cm" svg:height="1.205cm" svg:x="21.564cm" svg:y="13.854cm">
          <draw:text-box>
            <text:p><text:span text:style-name="T3">+HandleGet()</text:span></text:p>
            <text:p><text:span text:style-name="T3">+HandleUpdate()</text:span></text:p>
            <text:p><text:span text:style-name="T3">+...</text:span></text:p>
          </draw:text-box>
        </draw:frame>
        <draw:custom-shape draw:style-name="gr3" draw:text-style-name="P1" xml:id="id28" draw:id="id28" draw:layer="layout" svg:width="4.231cm" svg:height="1.651cm" svg:x="19.859cm" svg:y="13.5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2.229cm" svg:height="0.569cm" svg:x="19.626cm" svg:y="12.984cm">
          <draw:text-box>
            <text:p><text:span text:style-name="T4">ServerThread</text:span></text:p>
          </draw:text-box>
        </draw:frame>
        <draw:custom-shape draw:style-name="gr1" draw:text-style-name="P3" xml:id="id7" draw:id="id7" draw:layer="layout" svg:width="0.889cm" svg:height="0.635cm" svg:x="20.368cm" svg:y="14.566cm">
          <text:p text:style-name="P1"><text:span text:style-name="T2">Dea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2.229cm" svg:height="0.569cm" svg:x="19.626cm" svg:y="18.184cm">
          <draw:text-box>
            <text:p><text:span text:style-name="T4">ServerThread</text:span></text:p>
          </draw:text-box>
        </draw:frame>
        <draw:custom-shape draw:style-name="gr1" draw:text-style-name="P2" xml:id="id14" draw:id="id14" draw:layer="layout" svg:width="1.143cm" svg:height="0.635cm" svg:x="17.183cm" svg:y="14.265cm">
          <text:p text:style-name="P1"><text:span text:style-name="T1">Dea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9" draw:id="id9" draw:layer="layout" svg:width="0.889cm" svg:height="0.635cm" svg:x="20.28cm" svg:y="16.713cm">
          <text:p text:style-name="P1"><text:span text:style-name="T2">Dea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2.657cm" svg:height="1.205cm" svg:x="21.477cm" svg:y="16.902cm">
          <draw:text-box>
            <text:p><text:span text:style-name="T3">+HandleGet()</text:span></text:p>
            <text:p><text:span text:style-name="T3">+HandleUpdate()</text:span></text:p>
            <text:p><text:span text:style-name="T3">+...</text:span></text:p>
          </draw:text-box>
        </draw:frame>
        <draw:custom-shape draw:style-name="gr3" draw:text-style-name="P1" xml:id="id30" draw:id="id30" draw:layer="layout" svg:width="4.318cm" svg:height="1.778cm" svg:x="19.772cm" svg:y="16.4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2" draw:id="id12" draw:layer="layout" svg:width="0.889cm" svg:height="0.635cm" svg:x="20.281cm" svg:y="17.614cm">
          <text:p text:style-name="P1"><text:span text:style-name="T2">Dea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2.471cm" svg:height="0.645cm" svg:x="25.266cm" svg:y="15.097cm">
          <draw:text-box>
            <text:p><text:span text:style-name="T6">ParamShard</text:span></text:p>
          </draw:text-box>
        </draw:frame>
        <draw:frame draw:style-name="gr6" draw:text-style-name="P4" draw:layer="layout" svg:width="4.172cm" svg:height="1.016cm" svg:x="24.314cm" svg:y="15.695cm">
          <draw:text-box>
            <text:p><text:span text:style-name="T3">+</text:span><text:span text:style-name="T7"> </text:span><text:span text:style-name="T8">zmsg_t*</text:span><text:span text:style-name="T3"> get/update/sync()</text:span></text:p>
            <text:p><text:span text:style-name="T3">+ </text:span><text:span text:style-name="T8">map&lt;int, Param*&gt;</text:span><text:span text:style-name="T3"> params</text:span></text:p>
          </draw:text-box>
        </draw:frame>
        <draw:custom-shape draw:style-name="gr7" draw:text-style-name="P1" xml:id="id29" draw:id="id29" draw:layer="layout" svg:width="4.231cm" svg:height="0.508cm" svg:x="24.314cm" svg:y="15.18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31" draw:id="id31" draw:layer="layout" svg:width="4.23cm" svg:height="0.851cm" svg:x="24.315cm" svg:y="15.733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0.368cm" svg:y1="14.883cm" svg:x2="18.562cm" svg:y2="15.605cm" draw:start-shape="id7" draw:start-glue-point="3" draw:end-shape="id8" draw:end-glue-point="0" svg:d="m20368 14883h-1806v722" svg:viewBox="0 0 1807 723">
          <text:p/>
        </draw:connector>
        <draw:connector draw:style-name="gr8" draw:text-style-name="P1" draw:layer="layout" svg:x1="20.28cm" svg:y1="17.03cm" svg:x2="18.562cm" svg:y2="16.24cm" draw:start-shape="id9" draw:start-glue-point="3" draw:end-shape="id8" draw:end-glue-point="2" svg:d="m20280 17030h-1718v-790" svg:viewBox="0 0 1719 791">
          <text:p/>
        </draw:connector>
        <draw:connector draw:style-name="gr8" draw:text-style-name="P1" draw:layer="layout" svg:x1="20.367cm" svg:y1="13.982cm" svg:x2="16.921cm" svg:y2="15.351cm" draw:start-shape="id10" draw:start-glue-point="3" draw:end-shape="id11" draw:end-glue-point="0" svg:d="m20367 13982h-3446v1369" svg:viewBox="0 0 3447 1370">
          <text:p/>
        </draw:connector>
        <draw:connector draw:style-name="gr8" draw:text-style-name="P1" draw:layer="layout" svg:x1="20.281cm" svg:y1="17.931cm" svg:x2="16.921cm" svg:y2="16.621cm" draw:start-shape="id12" draw:start-glue-point="3" draw:end-shape="id11" draw:end-glue-point="2" svg:d="m20281 17931h-3360v-1310" svg:viewBox="0 0 3361 1311">
          <text:p/>
        </draw:connector>
        <draw:custom-shape draw:style-name="gr10" draw:text-style-name="P1" draw:layer="layout" svg:width="12.827cm" svg:height="6.096cm" svg:x="15.805cm" svg:y="12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line-skew="-0.435cm" svg:x1="16.956cm" svg:y1="7.699cm" svg:x2="16.259cm" svg:y2="15.986cm" draw:start-shape="id13" draw:start-glue-point="3" draw:end-shape="id11" draw:end-glue-point="3" svg:d="m16956 7699h-1658v8287h961" svg:viewBox="0 0 1659 8288">
          <text:p/>
        </draw:connector>
        <draw:connector draw:style-name="gr8" draw:text-style-name="P1" draw:layer="layout" draw:line-skew="-0.743cm" svg:x1="17.183cm" svg:y1="14.582cm" svg:x2="16.059cm" svg:y2="6.334cm" draw:start-shape="id14" draw:start-glue-point="3" draw:end-shape="id5" draw:end-glue-point="3" svg:d="m17183 14582h-2393v-8248h1269" svg:viewBox="0 0 2394 8249">
          <text:p/>
        </draw:connector>
        <draw:frame draw:style-name="gr4" draw:text-style-name="P8" draw:layer="layout" svg:width="1.81cm" svg:height="0.569cm" svg:x="21.247cm" svg:y="4.563cm">
          <draw:text-box>
            <text:p><text:span text:style-name="T2">PMServer</text:span></text:p>
          </draw:text-box>
        </draw:frame>
        <draw:frame draw:style-name="gr4" draw:text-style-name="P8" draw:layer="layout" svg:width="1.81cm" svg:height="0.569cm" svg:x="21.247cm" svg:y="7.564cm">
          <draw:text-box>
            <text:p><text:span text:style-name="T2">PMServer</text:span></text:p>
          </draw:text-box>
        </draw:frame>
        <draw:frame draw:style-name="gr4" draw:text-style-name="P8" draw:layer="layout" svg:width="1.81cm" svg:height="0.569cm" svg:x="21.447cm" svg:y="13.564cm">
          <draw:text-box>
            <text:p><text:span text:style-name="T2">PMServer</text:span></text:p>
          </draw:text-box>
        </draw:frame>
        <draw:frame draw:style-name="gr4" draw:text-style-name="P8" draw:layer="layout" svg:width="1.81cm" svg:height="0.569cm" svg:x="21.447cm" svg:y="16.465cm">
          <draw:text-box>
            <text:p><text:span text:style-name="T2">PMServer</text:span></text:p>
          </draw:text-box>
        </draw:frame>
        <draw:frame draw:style-name="gr4" draw:text-style-name="P8" draw:layer="layout" svg:width="1.717cm" svg:height="0.569cm" svg:x="6.272cm" svg:y="7.916cm">
          <draw:text-box>
            <text:p><text:span text:style-name="T2">PMClient</text:span></text:p>
          </draw:text-box>
        </draw:frame>
        <draw:custom-shape draw:style-name="gr1" draw:text-style-name="P3" xml:id="id17" draw:id="id17" draw:layer="layout" svg:width="0.837cm" svg:height="0.635cm" svg:x="7.561cm" svg:y="11.725cm">
          <text:p text:style-name="P1"><text:span text:style-name="T2">Dea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1.929cm" svg:height="1.319cm" svg:x="5.6cm" svg:y="11.449cm">
          <draw:text-box>
            <text:p><text:span text:style-name="T5">+Get()</text:span></text:p>
            <text:p><text:span text:style-name="T5">+Update()</text:span></text:p>
            <text:p><text:span text:style-name="T5">+Collect()</text:span></text:p>
          </draw:text-box>
        </draw:frame>
        <draw:custom-shape draw:style-name="gr3" draw:text-style-name="P1" xml:id="id22" draw:id="id22" draw:layer="layout" svg:width="3.175cm" svg:height="1.813cm" svg:x="5.653cm" svg:y="11.0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5" draw:layer="layout" svg:width="2.301cm" svg:height="0.569cm" svg:x="5.726cm" svg:y="10.398cm">
          <draw:text-box>
            <text:p><text:span text:style-name="T4">WorkerThread</text:span></text:p>
          </draw:text-box>
        </draw:frame>
        <draw:frame draw:style-name="gr4" draw:text-style-name="P8" draw:layer="layout" svg:width="1.717cm" svg:height="0.569cm" svg:x="6.272cm" svg:y="10.964cm">
          <draw:text-box>
            <text:p><text:span text:style-name="T2">PMClient</text:span></text:p>
          </draw:text-box>
        </draw:frame>
        <draw:connector draw:style-name="gr8" draw:text-style-name="P1" draw:layer="layout" svg:x1="8.398cm" svg:y1="8.994cm" svg:x2="9.996cm" svg:y2="10.144cm" draw:start-shape="id15" draw:start-glue-point="1" draw:end-shape="id16" draw:end-glue-point="0" svg:d="m8398 8994h1598v1150" svg:viewBox="0 0 1599 1151">
          <text:p/>
        </draw:connector>
        <draw:connector draw:style-name="gr8" draw:text-style-name="P1" draw:layer="layout" svg:x1="8.398cm" svg:y1="12.042cm" svg:x2="9.996cm" svg:y2="10.779cm" draw:start-shape="id17" draw:start-glue-point="1" draw:end-shape="id16" draw:end-glue-point="2" svg:d="m8398 12042h1598v-1263" svg:viewBox="0 0 1599 1264">
          <text:p/>
        </draw:connector>
        <draw:connector draw:style-name="gr8" draw:text-style-name="P1" draw:layer="layout" svg:x1="11.704cm" svg:y1="9.274cm" svg:x2="16.059cm" svg:y2="6.334cm" draw:start-shape="id18" draw:start-glue-point="0" draw:end-shape="id5" draw:end-glue-point="3" svg:d="m11704 9274v-2940h4355" svg:viewBox="0 0 4356 2941">
          <text:p/>
        </draw:connector>
        <draw:connector draw:style-name="gr8" draw:text-style-name="P1" draw:layer="layout" svg:x1="11.72cm" svg:y1="11.679cm" svg:x2="16.259cm" svg:y2="15.986cm" draw:start-shape="id19" draw:start-glue-point="2" draw:end-shape="id11" draw:end-glue-point="3" svg:d="m11720 11679v4307h4539" svg:viewBox="0 0 4540 4308">
          <text:p/>
        </draw:connector>
        <draw:connector draw:style-name="gr12" draw:text-style-name="P1" draw:layer="layout" svg:x1="5.653cm" svg:y1="8.891cm" svg:x2="3.369cm" svg:y2="9.98cm" draw:start-shape="id20" draw:start-glue-point="3" draw:end-shape="id21" draw:end-glue-point="0" svg:d="m5653 8891h-2284v1089" svg:viewBox="0 0 2285 1090">
          <text:p/>
        </draw:connector>
        <draw:connector draw:style-name="gr12" draw:text-style-name="P1" draw:layer="layout" svg:x1="5.653cm" svg:y1="11.939cm" svg:x2="3.37cm" svg:y2="11.377cm" draw:start-shape="id22" draw:start-glue-point="3" draw:end-shape="id23" draw:end-glue-point="2" svg:d="m5653 11939h-2283v-562" svg:viewBox="0 0 2284 563">
          <text:p/>
        </draw:connector>
        <draw:connector draw:style-name="gr12" draw:text-style-name="P1" draw:layer="layout" svg:x1="23.89cm" svg:y1="5.381cm" svg:x2="26.229cm" svg:y2="6.17cm" draw:start-shape="id24" draw:start-glue-point="1" draw:end-shape="id25" draw:end-glue-point="0" svg:d="m23890 5381h2339v789" svg:viewBox="0 0 2340 790">
          <text:p/>
        </draw:connector>
        <draw:connector draw:style-name="gr13" draw:text-style-name="P1" draw:layer="layout" svg:x1="23.89cm" svg:y1="8.429cm" svg:x2="26.23cm" svg:y2="7.567cm" draw:start-shape="id26" draw:start-glue-point="1" draw:end-shape="id27" svg:d="m23890 8429h2340v-862" svg:viewBox="0 0 2341 863">
          <text:p/>
        </draw:connector>
        <draw:connector draw:style-name="gr12" draw:text-style-name="P1" draw:layer="layout" svg:x1="24.09cm" svg:y1="14.398cm" svg:x2="26.429cm" svg:y2="15.187cm" draw:start-shape="id28" draw:start-glue-point="1" draw:end-shape="id29" draw:end-glue-point="0" svg:d="m24090 14398h2339v789" svg:viewBox="0 0 2340 790">
          <text:p/>
        </draw:connector>
        <draw:connector draw:style-name="gr12" draw:text-style-name="P1" draw:layer="layout" svg:x1="24.09cm" svg:y1="17.383cm" svg:x2="26.43cm" svg:y2="16.584cm" draw:start-shape="id30" draw:start-glue-point="1" draw:end-shape="id31" draw:end-glue-point="2" svg:d="m24090 17383h2340v-799" svg:viewBox="0 0 2341 800">
          <text:p/>
        </draw:connector>
        <draw:custom-shape draw:style-name="gr3" draw:text-style-name="P1" draw:layer="layout" svg:width="3.469cm" svg:height="3.81cm" svg:x="16.019cm" svg:y="13.5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302cm" svg:height="3.81cm" svg:x="15.859cm" svg:y="4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429cm" svg:height="4.318cm" svg:x="9.182cm" svg:y="8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1.996cm" svg:height="0.569cm" svg:x="16.022cm" svg:y="4.048cm">
          <draw:text-box>
            <text:p><text:span text:style-name="T4">Main thread</text:span></text:p>
          </draw:text-box>
        </draw:frame>
        <draw:frame draw:style-name="gr4" draw:text-style-name="P5" draw:layer="layout" svg:width="1.996cm" svg:height="0.569cm" svg:x="9.163cm" svg:y="7.477cm">
          <draw:text-box>
            <text:p><text:span text:style-name="T4">Main thread</text:span></text:p>
          </draw:text-box>
        </draw:frame>
        <draw:frame draw:style-name="gr4" draw:text-style-name="P5" draw:layer="layout" svg:width="1.996cm" svg:height="0.569cm" svg:x="16.222cm" svg:y="13.065cm">
          <draw:text-box>
            <text:p><text:span text:style-name="T4">Main thread</text:span></text:p>
          </draw:text-box>
        </draw:frame>
        <draw:custom-shape draw:style-name="gr9" draw:text-style-name="P1" draw:layer="layout" svg:width="11.684cm" svg:height="6.096cm" svg:x="1.127cm" svg:y="7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14" draw:text-style-name="P9" draw:layer="layout" svg:width="2.54cm" svg:height="1.016cm" svg:x="2.397cm" svg:y="14.071cm">
          <text:p text:style-name="P9"><text:span text:style-name="T9">pa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2.54cm" svg:height="1.016cm" svg:x="2.397cm" svg:y="13.071cm">
          <text:p text:style-name="P9"><text:span text:style-name="T9">param 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2.54cm" svg:height="1.016cm" svg:x="2.397cm" svg:y="12.039cm">
          <text:p text:style-name="P9"><text:span text:style-name="T9">msg 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2.54cm" svg:height="1.367cm" svg:x="6.053cm" svg:y="10.596cm">
          <text:p text:style-name="P10"><text:span text:style-name="T10">pmclient </text:span></text:p>
          <text:p text:style-name="P10"><text:span text:style-name="T10">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2.54cm" svg:height="1.016cm" svg:x="6.053cm" svg:y="14.025cm">
          <text:p text:style-name="P9"><text:span text:style-name="T9">pa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2.54cm" svg:height="1.016cm" svg:x="6.053cm" svg:y="13.025cm">
          <text:p text:style-name="P9"><text:span text:style-name="T9">param 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2.54cm" svg:height="1.016cm" svg:x="6.053cm" svg:y="11.993cm">
          <text:p text:style-name="P9"><text:span text:style-name="T9">msg 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2.54cm" svg:height="1.367cm" svg:x="10.061cm" svg:y="10.623cm">
          <text:p text:style-name="P10"><text:span text:style-name="T10">pmclient </text:span></text:p>
          <text:p text:style-name="P10"><text:span text:style-name="T10">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2.54cm" svg:height="1.016cm" svg:x="10.061cm" svg:y="14.052cm">
          <text:p text:style-name="P9"><text:span text:style-name="T9">pa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2.54cm" svg:height="1.016cm" svg:x="10.061cm" svg:y="13.052cm">
          <text:p text:style-name="P9"><text:span text:style-name="T9">param 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2.54cm" svg:height="1.016cm" svg:x="10.061cm" svg:y="12.02cm">
          <text:p text:style-name="P9"><text:span text:style-name="T9">msg 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2.54cm" svg:height="1.367cm" svg:x="10.061cm" svg:y="9.224cm">
          <text:p text:style-name="P10"><text:span text:style-name="T10">worker </text:span></text:p>
          <text:p text:style-name="P10"><text:span text:style-name="T10">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2.54cm" svg:height="1.367cm" svg:x="22.209cm" svg:y="10.652cm">
          <text:p text:style-name="P10"><text:span text:style-name="T10">pmclient </text:span></text:p>
          <text:p text:style-name="P10"><text:span text:style-name="T10">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2.54cm" svg:height="1.016cm" svg:x="22.209cm" svg:y="14.081cm">
          <text:p text:style-name="P9"><text:span text:style-name="T9">pa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2.54cm" svg:height="1.016cm" svg:x="22.209cm" svg:y="13.081cm">
          <text:p text:style-name="P9"><text:span text:style-name="T9">param 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2.54cm" svg:height="1.016cm" svg:x="22.209cm" svg:y="12.049cm">
          <text:p text:style-name="P9"><text:span text:style-name="T9">msg 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2.54cm" svg:height="1.367cm" svg:x="22.209cm" svg:y="9.253cm">
          <text:p text:style-name="P10"><text:span text:style-name="T10">worker </text:span></text:p>
          <text:p text:style-name="P10"><text:span text:style-name="T10">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2.54cm" svg:height="1.367cm" svg:x="14.135cm" svg:y="10.621cm">
          <text:p text:style-name="P10"><text:span text:style-name="T10">pmclient </text:span></text:p>
          <text:p text:style-name="P10"><text:span text:style-name="T10">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2.54cm" svg:height="1.016cm" svg:x="14.135cm" svg:y="14.05cm">
          <text:p text:style-name="P9"><text:span text:style-name="T9">pa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2.54cm" svg:height="1.016cm" svg:x="14.135cm" svg:y="13.05cm">
          <text:p text:style-name="P9"><text:span text:style-name="T9">param 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2.54cm" svg:height="1.016cm" svg:x="14.135cm" svg:y="12.018cm">
          <text:p text:style-name="P9"><text:span text:style-name="T9">msg 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2.54cm" svg:height="1.367cm" svg:x="14.135cm" svg:y="9.222cm">
          <text:p text:style-name="P10"><text:span text:style-name="T10">server </text:span></text:p>
          <text:p text:style-name="P10"><text:span text:style-name="T10">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2.54cm" svg:height="0.859cm" svg:x="22.209cm" svg:y="8.366cm">
          <text:p text:style-name="P11"><text:span text:style-name="T11">REQUEU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2.54cm" svg:height="1.367cm" svg:x="22.209cm" svg:y="6.969cm">
          <text:p text:style-name="P10"><text:span text:style-name="T10">pmserver </text:span></text:p>
          <text:p text:style-name="P10"><text:span text:style-name="T10">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2.54cm" svg:height="1.367cm" svg:x="18.145cm" svg:y="10.652cm">
          <text:p text:style-name="P10"><text:span text:style-name="T10">pmclient </text:span></text:p>
          <text:p text:style-name="P10"><text:span text:style-name="T10">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2.54cm" svg:height="1.016cm" svg:x="18.145cm" svg:y="14.081cm">
          <text:p text:style-name="P9"><text:span text:style-name="T9">pa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2.54cm" svg:height="1.016cm" svg:x="18.145cm" svg:y="13.081cm">
          <text:p text:style-name="P9"><text:span text:style-name="T9">param 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2.54cm" svg:height="1.016cm" svg:x="18.145cm" svg:y="12.049cm">
          <text:p text:style-name="P9"><text:span text:style-name="T9">msg 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2.54cm" svg:height="1.367cm" svg:x="18.145cm" svg:y="9.253cm">
          <text:p text:style-name="P10"><text:span text:style-name="T10">worker </text:span></text:p>
          <text:p text:style-name="P10"><text:span text:style-name="T10">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2.54cm" svg:height="0.859cm" svg:x="18.145cm" svg:y="8.366cm">
          <text:p text:style-name="P11"><text:span text:style-name="T11">SYNC/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1.277cm" svg:height="0.962cm" svg:x="2.913cm" svg:y="15.732cm">
          <draw:text-box>
            <text:p>(a)</text:p>
          </draw:text-box>
        </draw:frame>
        <draw:frame draw:style-name="gr4" draw:layer="layout" svg:width="1.277cm" svg:height="0.962cm" svg:x="6.614cm" svg:y="15.732cm">
          <draw:text-box>
            <text:p>(b)</text:p>
          </draw:text-box>
        </draw:frame>
        <draw:frame draw:style-name="gr4" draw:layer="layout" svg:width="1.243cm" svg:height="0.962cm" svg:x="10.614cm" svg:y="15.732cm">
          <draw:text-box>
            <text:p>(c)</text:p>
          </draw:text-box>
        </draw:frame>
        <draw:frame draw:style-name="gr4" draw:layer="layout" svg:width="1.277cm" svg:height="0.962cm" svg:x="14.714cm" svg:y="15.732cm">
          <draw:text-box>
            <text:p>(d)</text:p>
          </draw:text-box>
        </draw:frame>
        <draw:frame draw:style-name="gr4" draw:layer="layout" svg:width="1.277cm" svg:height="0.962cm" svg:x="18.714cm" svg:y="15.732cm">
          <draw:text-box>
            <text:p>(e)</text:p>
          </draw:text-box>
        </draw:frame>
        <draw:frame draw:style-name="gr4" draw:layer="layout" svg:width="1.103cm" svg:height="0.962cm" svg:x="22.814cm" svg:y="15.732cm">
          <draw:text-box>
            <text:p>(f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SG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4:18:09</meta:creation-date>
    <dc:date>2015-03-30T16:50:44</dc:date>
    <meta:editing-duration>PT27M29S</meta:editing-duration>
    <meta:editing-cycles>4</meta:editing-cycles>
    <meta:generator>LibreOffice/4.0.2.2$Linux_X86_64 LibreOffice_project/400m0$Build-2</meta:generator>
    <meta:document-statistic meta:object-count="120"/>
  </office:meta>
</office:document-meta>
</file>